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0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1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26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28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29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6" style:family="text">
      <style:text-properties officeooo:rsid="011d035b"/>
    </style:style>
    <style:style style:name="T17" style:family="text">
      <style:text-properties officeooo:rsid="011e1dbb"/>
    </style:style>
    <style:style style:name="T18" style:family="text">
      <style:text-properties officeooo:rsid="011f61e1"/>
    </style:style>
    <style:style style:name="T19" style:family="text">
      <style:text-properties officeooo:rsid="0121bf58"/>
    </style:style>
    <style:style style:name="T20" style:family="text">
      <style:text-properties officeooo:rsid="01250073"/>
    </style:style>
    <style:style style:name="T21" style:family="text">
      <style:text-properties officeooo:rsid="0052ae73"/>
    </style:style>
    <style:style style:name="T22" style:family="text">
      <style:text-properties officeooo:rsid="01277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33"/>
      <text:p text:style-name="P14"/>
      <text:p text:style-name="P15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18"/>
      <text:p text:style-name="P19">Wer bin ich?<text:tab/><text:tab/><text:tab/>[ver bin iħx]<text:tab/><text:tab/><text:tab/>Who am I?</text:p>
      <text:p text:style-name="P19"/>
      <text:p text:style-name="P19"/>
      <text:p text:style-name="P19">Ich bin<text:tab/></text:p>
      <text:p text:style-name="P19"/>
      <text:p text:style-name="P19">du bist</text:p>
      <text:p text:style-name="P19"/>
      <text:p text:style-name="P19">er/sie/es ist</text:p>
      <text:p text:style-name="P19"/>
      <text:p text:style-name="P19">wir sind<text:tab/><text:tab/><text:tab/><text:tab/>[vi żind]<text:tab/><text:tab/><text:tab/>we are plural</text:p>
      <text:p text:style-name="P19"/>
      <text:p text:style-name="P19">ihr seid<text:tab/><text:tab/><text:tab/><text:tab/>[ ija sajd ]<text:tab/><text:tab/><text:tab/>you are plural</text:p>
      <text:p text:style-name="P19"/>
      <text:p text:style-name="P19">sie sind<text:tab/><text:tab/><text:tab/><text:tab/>[żi żind]<text:tab/><text:tab/><text:tab/>they are</text:p>
      <text:p text:style-name="P19"/>
      <text:p text:style-name="P19"/>
      <text:p text:style-name="P19">Ich bin Anna<text:tab/><text:tab/><text:tab/>← combined with a name</text:p>
      <text:p text:style-name="P19"/>
      <text:p text:style-name="P19">Du bist <text:tab/>aufmerksam<text:tab/><text:tab/>← or with an adjective<text:tab/><text:tab/>You are attentive</text:p>
      <text:p text:style-name="P19">[du bist awf-merk-żam]</text:p>
      <text:p text:style-name="P19"/>
      <text:p text:style-name="P19">Sie sind beeindruckt<text:tab/><text:tab/>← Or even with a particple<text:tab/>They are impressed</text:p>
      <text:p text:style-name="P19">[żi żind b<text:span text:style-name="T9">i-</text:span>ajnd-rukt]</text:p>
      <text:p text:style-name="P19"/>
      <text:p text:style-name="P20">(A participle is a word derived from a verb that can be used as an adjective or to form certain verb tenses.) </text:p>
      <text:p text:style-name="P19"/>
      <text:p text:style-name="P21">aufmerksam<text:tab/>← <text:tab/>attentive</text:p>
      <text:p text:style-name="P21">[ awf-merk-żam ]</text:p>
      <text:p text:style-name="P21"/>
      <text:p text:style-name="P21">beeindruckt<text:tab/>←<text:tab/>impressed</text:p>
      <text:p text:style-name="P21">[ bi-ajnd-rukt ]</text:p>
      <text:p text:style-name="P5">_________________________________________________________________________________________________</text:p>
      <text:p text:style-name="P5"/>
      <text:p text:style-name="P31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2">singen<text:tab/><text:tab/><text:tab/>[żin-gen]<text:tab/><text:tab/><text:tab/>to sing</text:p>
      <text:p text:style-name="P22"/>
      <text:p text:style-name="P22">bringen<text:tab/><text:tab/><text:tab/>[ brin-gen ]<text:tab/><text:tab/><text:tab/>to bring<text:tab/><text:tab/></text:p>
      <text:p text:style-name="P22"/>
      <text:p text:style-name="P22">finden<text:tab/><text:tab/><text:tab/>[ find-in ]<text:tab/><text:tab/><text:tab/>to find</text:p>
      <text:p text:style-name="P22"/>
      <text:p text:style-name="P22">fallen<text:tab/><text:tab/><text:tab/><text:span text:style-name="T16">[ fal-in ]<text:tab/><text:tab/><text:tab/><text:tab/>to fall</text:span></text:p>
      <text:p text:style-name="P22"/>
      <text:p text:style-name="P22">profitieren<text:tab/><text:tab/>[ pro-fi-ti-rin ]<text:tab/><text:tab/><text:tab/>to profit</text:p>
      <text:p text:style-name="P22"><text:tab/><text:tab/></text:p>
      <text:p text:style-name="P23"><text:soft-page-break/>kochen<text:tab/><text:tab/><text:tab/>[ koħ-in ]<text:tab/><text:tab/><text:tab/>to cook</text:p>
      <text:p text:style-name="P23">schwimmen<text:tab/><text:tab/>[ xwim-men ]<text:tab/><text:tab/><text:tab/>to swim</text:p>
      <text:p text:style-name="P23"/>
      <text:p text:style-name="P23">sehen<text:tab/><text:tab/><text:tab/>[ żin ]<text:tab/><text:tab/><text:tab/><text:tab/>to see</text:p>
      <text:p text:style-name="P23"/>
      <text:p text:style-name="P23">Ich bringe <text:span text:style-name="T17">e</text:span>in Buch zur Schule<text:tab/><text:tab/><text:tab/><text:tab/>I bring a book to school</text:p>
      <text:p text:style-name="P24">[ iħx brin-ge ajn buħ z<text:span text:style-name="T18">q</text:span>u<text:span text:style-name="T18">r</text:span> xu-le ]</text:p>
      <text:p text:style-name="P23"/>
      <text:p text:style-name="P6">_________________________________________________________________________________________________</text:p>
      <text:p text:style-name="P6"/>
      <text:p text:style-name="P24">hallo<text:tab/><text:tab/>ħalo</text:p>
      <text:p text:style-name="P24">danke<text:tab/><text:tab/>danka</text:p>
      <text:p text:style-name="P24">tschüss<text:tab/><text:tab/>ċquss</text:p>
      <text:p text:style-name="P24"/>
      <text:p text:style-name="P24"/>
      <text:p text:style-name="P24">Hallo, ich bin Freddy.</text:p>
      <text:p text:style-name="P24">Hallo Freddy, Ich bin Ma<text:span text:style-name="T18">r</text:span>ia.</text:p>
      <text:p text:style-name="P24"/>
      <text:p text:style-name="P24">Willkommen in Berlin!<text:tab/><text:tab/><text:tab/><text:tab/><text:tab/>Welcome to Berlin</text:p>
      <text:p text:style-name="P24">[ vil-kommin in berlin ]</text:p>
      <text:p text:style-name="P24"/>
      <text:p text:style-name="P25">Danke!</text:p>
      <text:p text:style-name="P24"/>
      <text:p text:style-name="P25">Tschüss Freddy!</text:p>
      <text:p text:style-name="P25"/>
      <text:p text:style-name="P25">Bis später, Maria<text:tab/><text:tab/><text:tab/><text:tab/><text:tab/>See you later, Maria.</text:p>
      <text:p text:style-name="P25">[ bis, xpej-ta marija ]</text:p>
      <text:p text:style-name="P25"/>
      <text:p text:style-name="P25">bis<text:tab/><text:tab/>← <text:tab/>until</text:p>
      <text:p text:style-name="P25">später<text:tab/><text:tab/>←<text:tab/>later</text:p>
      <text:p text:style-name="P25">bis später<text:tab/>← <text:tab/>see you later</text:p>
      <text:p text:style-name="P25"/>
      <text:p text:style-name="P7">_________________________________________________________________________________________________</text:p>
      <text:p text:style-name="P5"/>
      <text:p text:style-name="P13">Das ist unsere Nachbarin – Laura!</text:p>
      <text:p text:style-name="P13">[ das <text:s/>ist <text:s/><text:span text:style-name="T18">q</text:span>un-żer-e <text:s/>naħ-barin Lawra ]</text:p>
      <text:p text:style-name="P12"/>
      <text:p text:style-name="P13">unsere<text:tab/><text:tab/>[ un-że-re ]<text:tab/><text:tab/>our</text:p>
      <text:p text:style-name="P13">Nachbarin<text:tab/>[ naħ-ba-rin ]<text:tab/><text:tab/><text:bookmark text:name="tw-target-text5"/>neighbor</text:p>
      <text:p text:style-name="P13"/>
      <text:p text:style-name="P13">Laura ist im Supermarkt</text:p>
      <text:p text:style-name="P13">[ Lawra <text:s/>ist <text:s/>im <text:s/>żuper-mark ]</text:p>
      <text:p text:style-name="P13"/>
      <text:p text:style-name="P13">Sie geht einkaufen<text:tab/><text:tab/><text:tab/>she goes shopping</text:p>
      <text:p text:style-name="P13">[ żi <text:s/>get <text:s/>ajn-kaw-fin <text:s/>]</text:p>
      <text:p text:style-name="P13"/>
      <text:p text:style-name="P13">Sie braucht Kartoffeln<text:tab/><text:tab/><text:tab/>She needs potatoes</text:p>
      <text:p text:style-name="P16"><text:soft-page-break/>[ żi brawħt <text:s/>kar-tof-en ]</text:p>
      <text:p text:style-name="P16"/>
      <text:p text:style-name="P16">Tomaten</text:p>
      <text:p text:style-name="P16">[ tomatin ]</text:p>
      <text:p text:style-name="P16"/>
      <text:p text:style-name="P16">und ein Brot.</text:p>
      <text:p text:style-name="P16">[ und ajn Brot ]</text:p>
      <text:p text:style-name="P16">and a bread.</text:p>
      <text:p text:style-name="P16"/>
      <text:p text:style-name="P16">Laura kauft auch einen Saft<text:tab/><text:tab/>Laura also buys some juice</text:p>
      <text:p text:style-name="P16">[ Lawra kawft awħ ajnin żaft ]</text:p>
      <text:p text:style-name="P16"/>
      <text:p text:style-name="P16">Und zwei Bananen</text:p>
      <text:p text:style-name="P16">[ und <text:s/>zvaj <text:s/>ban-an-en]</text:p>
      <text:p text:style-name="P16"/>
      <text:p text:style-name="P16">Das alles kostet 18,30 Euro</text:p>
      <text:p text:style-name="P16">[ Das al-les kostet aħt-ten <text:s/>ojro <text:s/>drajsix ]</text:p>
      <text:p text:style-name="P8"/>
      <text:p text:style-name="P17">Das alles kostet 1<text:span text:style-name="T19">9</text:span>,<text:span text:style-name="T19">5</text:span>0 Euro</text:p>
      <text:p text:style-name="P27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27">Was kauft Philip?</text:p>
      <text:p text:style-name="P27"/>
      <text:p text:style-name="P27">Phillip geht in dem Supermarket.</text:p>
      <text:p text:style-name="P27"/>
      <text:p text:style-name="P27">Er kauft vier <text:s/>Bananen, sechs Orangen und ein Bier.</text:p>
      <text:p text:style-name="P27"/>
      <text:p text:style-name="P27">Er muss auch Kaffee und eine Mil<text:span text:style-name="T20">x</text:span> Kaufen.</text:p>
      <text:p text:style-name="P27"/>
      <text:p text:style-name="P27">Dazu Braucht <text:span text:style-name="T20">E</text:span>r auch einen Orangensaft und ein Brot.</text:p>
      <text:p text:style-name="P27"/>
      <text:p text:style-name="P32"><text:span text:style-name="T15">[ vas kawft filip? ]<text:tab/><text:tab/><text:tab/><text:tab/><text:tab/></text:span><text:bookmark text:name="tw-target-text"/><text:span text:style-name="T15"><text:tab/></text:span></text:p>
      <text:p text:style-name="P27">What does Philip buy?</text:p>
      <text:p text:style-name="P27"/>
      <text:p text:style-name="P27">[ Er kaft fir bananen, seks orangin und ajn bir ]</text:p>
      <text:p text:style-name="P26"><text:bookmark text:name="tw-target-text1"/>He buys four bananas, six oranges and a beer.</text:p>
      <text:p text:style-name="P26"/>
      <text:p text:style-name="P28">[ Er mus awh ka-f<text:span text:style-name="T20">e</text:span> und ajn <text:s/>milħ kaw-fin <text:s/>]</text:p>
      <text:p text:style-name="P28">He also has to buy coffee and milk</text:p>
      <text:p text:style-name="P28"/>
      <text:p text:style-name="P28">[ Dazu brawħt er awħ ajnen orang-en-żaft und ajn brot ]</text:p>
      <text:p text:style-name="P30"><text:bookmark text:name="tw-target-text2"/>He also needs an orange juice and some bread.</text:p>
      <text:p text:style-name="P28"/>
      <text:p text:style-name="P28">Milch Kaufen <text:tab/>→<text:tab/>Buy milk</text:p>
      <text:p text:style-name="P28">muss<text:tab/><text:tab/>→ <text:tab/>must</text:p>
      <text:p text:style-name="P28">Dazu<text:tab/><text:tab/>→ <text:tab/>In addition</text:p>
      <text:p text:style-name="P26"><text:soft-page-break/>Dazu Braucht Er auch<text:tab/><text:tab/>→ <text:tab/><text:tab/>He needs that too</text:p>
      <text:p text:style-name="P29">[ dazu brawħt er awħ ]</text:p>
      <text:p text:style-name="P26"/>
      <text:p text:style-name="P35">_________________________________________________________________________________________________</text:p>
      <text:p text:style-name="P35"/>
      <text:p text:style-name="P36">die Orange, <text:tab/>die Orangen</text:p>
      <text:p text:style-name="P36">[di oranxe,<text:tab/> di oranxen]</text:p>
      <text:p text:style-name="P36"/>
      <text:p text:style-name="P36">die Banane,<text:tab/>die Bananen</text:p>
      <text:p text:style-name="P36"/>
      <text:p text:style-name="P36">die Milch, <text:tab/>der Kaffee, <text:tab/>das Bier</text:p>
      <text:p text:style-name="P36">[di milħ, <text:tab/>der kafe, <text:tab/>das bir]</text:p>
      <text:p text:style-name="P36"/>
      <text:p text:style-name="P37">der Orangensaft, <text:tab/><text:tab/>das Brot</text:p>
      <text:p text:style-name="P37">[ der Oranxen-<text:span text:style-name="T21">ż </text:span>aft ]<text:tab/><text:tab/>[ das brot ]</text:p>
      <text:p text:style-name="P37"/>
      <text:p text:style-name="P37">Supermarkt, <text:tab/>der Laden, <text:tab/>das Geschäft,<text:tab/>die Kartoffel, <text:tab/>die Tomate, <text:tab/>das Brat, <text:tab/>brawchen</text:p>
      <text:p text:style-name="P38">[<text:span text:style-name="T21">ż</text:span>upermarkt, <text:tab/>der laden, <text:tab/>das gi-xeft,<text:tab/><text:span text:style-name="T22">di kartofel, <text:tab/>di tomatin, <text:tab/>das brot, <text:tab/>braw</text:span><text:span text:style-name="T21">ħ</text:span><text:span text:style-name="T22">in]</text:span></text:p>
      <text:p text:style-name="P38"/>
      <text:p text:style-name="P39">Kaufen, <text:tab/>die Banane, <text:tab/>der Saft, <text:tab/>kosten, <text:tab/>alles</text:p>
      <text:p text:style-name="P39">[kawfen, <text:tab/>di banane, <text:tab/>der <text:span text:style-name="T21">Ż</text:span>aft, <text:tab/>kosten, <text:tab/>alles]</text:p>
      <text:p text:style-name="P27"/>
      <text:p text:style-name="P27"/>
      <text:p text:style-name="P27"/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4-29T20:18:46.646146304</dc:date>
    <meta:editing-duration>PT22H32M35S</meta:editing-duration>
    <meta:editing-cycles>131</meta:editing-cycles>
    <meta:generator>LibreOffice/7.3.7.2$Linux_X86_64 LibreOffice_project/30$Build-2</meta:generator>
    <meta:document-statistic meta:table-count="0" meta:image-count="0" meta:object-count="0" meta:page-count="4" meta:paragraph-count="106" meta:word-count="613" meta:character-count="3892" meta:non-whitespace-character-count="3225"/>
  </office:meta>
</office:document-meta>
</file>